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400000309EFC44C5576AFA0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ed1c24" draw:marker-start="Square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49cm" svg:height="27.406cm" svg:x="1.051cm" svg:y="1cm">
          <draw:image xlink:href="Pictures/100002010000019400000309EFC44C5576AFA097.png" xlink:type="simple" xlink:show="embed" xlink:actuate="onLoad">
            <text:p/>
          </draw:image>
        </draw:frame>
        <draw:path draw:style-name="gr2" draw:text-style-name="P1" draw:layer="layout" svg:width="21.881cm" svg:height="10.946cm" draw:transform="rotate (1.30445908294056) translate (2.44063599150016cm 23.5105828277502cm)" svg:viewBox="0 0 21882 10947" svg:d="M0 5659c1938-1254 1938-1254 1938-1254l1062 3131 1552 3411 12314-6158 947-1087 631-1106 1737-1614 1701-98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1-30T08:21:40.582541412</meta:creation-date>
    <dc:date>2020-01-30T08:48:06.702052460</dc:date>
    <dc:creator>Benedikt Kleinmeier</dc:creator>
    <meta:editing-duration>PT10M48S</meta:editing-duration>
    <meta:editing-cycles>3</meta:editing-cycles>
    <meta:generator>LibreOffice/6.0.7.3$Linux_X86_64 LibreOffice_project/00m0$Build-3</meta:generator>
    <meta:document-statistic meta:object-count="2"/>
  </office:meta>
</office:document-meta>
</file>